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1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1.977cm"/>
    </style:style>
    <style:style style:name="co6" style:family="table-column">
      <style:table-column-properties fo:break-before="auto" style:column-width="6.62cm"/>
    </style:style>
    <style:style style:name="co7" style:family="table-column">
      <style:table-column-properties fo:break-before="auto" style:column-width="2.147cm"/>
    </style:style>
    <style:style style:name="ro1" style:family="table-row">
      <style:table-row-properties style:row-height="0.51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nivel_escolar</text:p>
          </table:table-cell>
          <table:table-cell table:style-name="ce4" office:value-type="string" calcext:value-type="string">
            <text:p>tipo_materia</text:p>
          </table:table-cell>
          <table:table-cell table:style-name="ce1" office:value-type="string" calcext:value-type="string">
            <text:p>clave_area</text:p>
          </table:table-cell>
          <table:table-cell table:style-name="ce1" office:value-type="string" calcext:value-type="string">
            <text:p>nombre_completo_materia</text:p>
          </table:table-cell>
          <table:table-cell table:style-name="ce1" office:value-type="string" calcext:value-type="string">
            <text:p>nombre_abreviado_materi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LEI-0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3" calcext:value-type="float">
            <text:p>100003</text:p>
          </table:table-cell>
          <table:table-cell table:number-columns-repeated="2" table:style-name="ce2" office:value-type="string" calcext:value-type="string">
            <text:p>INGLES 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LEI-0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3" calcext:value-type="float">
            <text:p>100003</text:p>
          </table:table-cell>
          <table:table-cell table:number-columns-repeated="2" table:style-name="ce2" office:value-type="string" calcext:value-type="string">
            <text:p>INGLES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LEI-0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3" calcext:value-type="float">
            <text:p>100003</text:p>
          </table:table-cell>
          <table:table-cell table:number-columns-repeated="2" table:style-name="ce2" office:value-type="string" calcext:value-type="string">
            <text:p>INGLES I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LEI-0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3" calcext:value-type="float">
            <text:p>100003</text:p>
          </table:table-cell>
          <table:table-cell table:number-columns-repeated="2" table:style-name="ce2" office:value-type="string" calcext:value-type="string">
            <text:p>INGLES IV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LEI-0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3" calcext:value-type="float">
            <text:p>100003</text:p>
          </table:table-cell>
          <table:table-cell table:number-columns-repeated="2" table:style-name="ce2" office:value-type="string" calcext:value-type="string">
            <text:p>INGLES V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LEI-0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3" calcext:value-type="float">
            <text:p>100003</text:p>
          </table:table-cell>
          <table:table-cell table:number-columns-repeated="2" table:style-name="ce2" office:value-type="string" calcext:value-type="string">
            <text:p>INGLES V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LEI-0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3" calcext:value-type="float">
            <text:p>100003</text:p>
          </table:table-cell>
          <table:table-cell table:number-columns-repeated="2" table:style-name="ce2" office:value-type="string" calcext:value-type="string">
            <text:p>INGLES V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LEI-0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3" calcext:value-type="float">
            <text:p>100003</text:p>
          </table:table-cell>
          <table:table-cell table:number-columns-repeated="2" table:style-name="ce2" office:value-type="string" calcext:value-type="string">
            <text:p>INGLES VI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F-090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ADMINISTRACION DE LA SALUD Y SEGURIDAD OCUPACIONAL</text:p>
          </table:table-cell>
          <table:table-cell table:style-name="ce2" office:value-type="string" calcext:value-type="string">
            <text:p>ADMON. DE LA SAL. Y SEG. OCUP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A-090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TALLER DE ETICA</text:p>
          </table:table-cell>
          <table:table-cell table:style-name="ce2" office:value-type="string" calcext:value-type="string">
            <text:p>TALL. DE E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A-0909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TALLER DE INVESTIGACION I</text:p>
          </table:table-cell>
          <table:table-cell table:style-name="ce2" office:value-type="string" calcext:value-type="string">
            <text:p>TALL. DE INV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A-091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TALLER DE INVESTIGACION II</text:p>
          </table:table-cell>
          <table:table-cell table:style-name="ce2" office:value-type="string" calcext:value-type="string">
            <text:p>TALL. DE INV.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C-090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FUNDAMENTOS DE INVESTIGACION</text:p>
          </table:table-cell>
          <table:table-cell table:style-name="ce2" office:value-type="string" calcext:value-type="string">
            <text:p>FUND. DE INV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D-090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DESARROLLO SUSTENTABLE</text:p>
          </table:table-cell>
          <table:table-cell table:style-name="ce2" office:value-type="string" calcext:value-type="string">
            <text:p>DES. SUS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F-09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ALGEBRA SUPERIOR</text:p>
          </table:table-cell>
          <table:table-cell table:style-name="ce2" office:value-type="string" calcext:value-type="string">
            <text:p>ALG. SUP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F-090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CALCULO INTEGRAL</text:p>
          </table:table-cell>
          <table:table-cell table:style-name="ce2" office:value-type="string" calcext:value-type="string">
            <text:p>CAL. IN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F-090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ALGEBRA LINEAL</text:p>
          </table:table-cell>
          <table:table-cell table:style-name="ce2" office:value-type="string" calcext:value-type="string">
            <text:p>ALG. LINE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B-108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SOFTWARE DE APLICACION EJECUTIVO</text:p>
          </table:table-cell>
          <table:table-cell table:style-name="ce2" office:value-type="string" calcext:value-type="string">
            <text:p>SOFT. DE APLIC. EJEC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C-090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DESARROLLO HUMANO</text:p>
          </table:table-cell>
          <table:table-cell table:style-name="ce2" office:value-type="string" calcext:value-type="string">
            <text:p>DES. HUM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07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EL EMPRENDEDOR Y LA INNOVACION</text:p>
          </table:table-cell>
          <table:table-cell table:style-name="ce2" office:value-type="string" calcext:value-type="string">
            <text:p>EL EMP. Y LA INNOV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F-107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FINANZAS EN LAS ORGANIZACIONES</text:p>
          </table:table-cell>
          <table:table-cell table:style-name="ce2" office:value-type="string" calcext:value-type="string">
            <text:p>FIN. EN LAS ORG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C-0909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FUNDAMENTOS DE FISICA</text:p>
          </table:table-cell>
          <table:table-cell table:style-name="ce2" office:value-type="string" calcext:value-type="string">
            <text:p>FUND. DE FISIC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C-091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GESTION DE LA PRODUCCION II</text:p>
          </table:table-cell>
          <table:table-cell table:style-name="ce2" office:value-type="string" calcext:value-type="string">
            <text:p>GEST. DE LA PROD.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G-107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GESTION DEL CAPITAL HUMANO</text:p>
          </table:table-cell>
          <table:table-cell table:style-name="ce2" office:value-type="string" calcext:value-type="string">
            <text:p>GEST. DEL CAP. HUM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C-091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HABILIDADES DIRECTIVAS I</text:p>
          </table:table-cell>
          <table:table-cell table:style-name="ce2" office:value-type="string" calcext:value-type="string">
            <text:p>HAB. DIREC. 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C-091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HABILIDADES DIRECTIVAS II</text:p>
          </table:table-cell>
          <table:table-cell table:style-name="ce2" office:value-type="string" calcext:value-type="string">
            <text:p>HAB. DIREC.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7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MARCO LEGAL DE LAS ORGANIZACIONES</text:p>
          </table:table-cell>
          <table:table-cell table:style-name="ce2" office:value-type="string" calcext:value-type="string">
            <text:p>MAR. LEG. DE LASORG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C-091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GESTION DE LA PRODUCCION I</text:p>
          </table:table-cell>
          <table:table-cell table:style-name="ce2" office:value-type="string" calcext:value-type="string">
            <text:p>GEST DE LA PROD. 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069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CALIDAD APLICADA A LA GESTION EMPRESARIAL</text:p>
          </table:table-cell>
          <table:table-cell table:style-name="ce2" office:value-type="string" calcext:value-type="string">
            <text:p>CAL. APLIC. A LA GEST. EMP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D-090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CONTABILIDAD ORIENTADA A LOS NEGOCIOS</text:p>
          </table:table-cell>
          <table:table-cell table:style-name="ce2" office:value-type="string" calcext:value-type="string">
            <text:p>CONT. ORIE. A LOS NEG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D-090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COSTOS EMPRESARIALES</text:p>
          </table:table-cell>
          <table:table-cell table:style-name="ce2" office:value-type="string" calcext:value-type="string">
            <text:p>COS. EMP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03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GESTION ESTRATEGICA</text:p>
          </table:table-cell>
          <table:table-cell table:style-name="ce2" office:value-type="string" calcext:value-type="string">
            <text:p>GEST. ES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F-091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INGENIERIA DE PROCESOS</text:p>
          </table:table-cell>
          <table:table-cell table:style-name="ce2" office:value-type="string" calcext:value-type="string">
            <text:p>ING. DE PROC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D-091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INSTRUMENTOS DE PRESUPUESTACION EMPRESARIAL</text:p>
          </table:table-cell>
          <table:table-cell table:style-name="ce2" office:value-type="string" calcext:value-type="string">
            <text:p>INS. DE PRES. EMP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D-092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SISTEMAS DE INFORMACION DE LA MERCADOTECNIA</text:p>
          </table:table-cell>
          <table:table-cell table:style-name="ce2" office:value-type="string" calcext:value-type="string">
            <text:p>SIST. DE INF. DE LA MERC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1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DINAMICA SOCIAL</text:p>
          </table:table-cell>
          <table:table-cell table:style-name="ce2" office:value-type="string" calcext:value-type="string">
            <text:p>DIN. SOC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E-091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LEGISLACION LABORAL</text:p>
          </table:table-cell>
          <table:table-cell table:style-name="ce2" office:value-type="string" calcext:value-type="string">
            <text:p>LEG. LAB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F-090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CADENA DE SUMINISTROS</text:p>
          </table:table-cell>
          <table:table-cell table:style-name="ce2" office:value-type="string" calcext:value-type="string">
            <text:p>CAD. DE SUM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01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DISEÑO ORGANIZACIONAL</text:p>
          </table:table-cell>
          <table:table-cell table:style-name="ce2" office:value-type="string" calcext:value-type="string">
            <text:p>DIS. ORG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F-107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ECONOMIA EMPRESARIAL</text:p>
          </table:table-cell>
          <table:table-cell table:style-name="ce2" office:value-type="string" calcext:value-type="string">
            <text:p>ECON. EMP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F-090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ENTORNO MACROECONOMICO</text:p>
          </table:table-cell>
          <table:table-cell table:style-name="ce2" office:value-type="string" calcext:value-type="string">
            <text:p>ENT. MACRO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F-107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FUNDAMENTOS DE GESTION EMPRESARIAL</text:p>
          </table:table-cell>
          <table:table-cell table:style-name="ce2" office:value-type="string" calcext:value-type="string">
            <text:p>FUND. DE GEST. EMP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F-091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FUNDAMENTOS DE QUIMICA</text:p>
          </table:table-cell>
          <table:table-cell table:style-name="ce2" office:value-type="string" calcext:value-type="string">
            <text:p>FUND. DE QUIM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F-091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INGENIERIA ECONOMICA</text:p>
          </table:table-cell>
          <table:table-cell table:style-name="ce2" office:value-type="string" calcext:value-type="string">
            <text:p>ING. ECON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F-1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INVESTIGACION DE OPERACIONES</text:p>
          </table:table-cell>
          <table:table-cell table:style-name="ce2" office:value-type="string" calcext:value-type="string">
            <text:p>INV. DE OPER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F-0919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number-columns-repeated="2" table:style-name="ce2" office:value-type="string" calcext:value-type="string">
            <text:p>MERCADOTECNI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D-092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PROBABILIDAD Y ESTADISTICA DESCRIPTIVA</text:p>
          </table:table-cell>
          <table:table-cell table:style-name="ce2" office:value-type="string" calcext:value-type="string">
            <text:p>PROB. Y EST. DESC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G-090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ESTADISTICA INFERENCIAL I</text:p>
          </table:table-cell>
          <table:table-cell table:style-name="ce2" office:value-type="string" calcext:value-type="string">
            <text:p>EST. INF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G-090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ESTADISTICA INFERENCIAL II</text:p>
          </table:table-cell>
          <table:table-cell table:style-name="ce2" office:value-type="string" calcext:value-type="string">
            <text:p>EST. INF.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H-1029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TALLER DE HERRAMIENTAS INTELECTUALES</text:p>
          </table:table-cell>
          <table:table-cell table:style-name="ce2" office:value-type="string" calcext:value-type="string">
            <text:p>TALLER. H. I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2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number-columns-repeated="2" table:style-name="ce2" office:value-type="string" calcext:value-type="string">
            <text:p>QUIMIC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N-100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DIBUJO INDUSTRIAL</text:p>
          </table:table-cell>
          <table:table-cell table:style-name="ce2" office:value-type="string" calcext:value-type="string">
            <text:p>DIBUJO IND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F-104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MATEMATICAS DISCRETAS</text:p>
          </table:table-cell>
          <table:table-cell table:style-name="ce2" office:value-type="string" calcext:value-type="string">
            <text:p>MAT. DISC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28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FUNDAMENTOS DE PROGRAMACION</text:p>
          </table:table-cell>
          <table:table-cell table:style-name="ce2" office:value-type="string" calcext:value-type="string">
            <text:p>FUND. PROG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SCH-102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TALLER DE ADMINISTRACION</text:p>
          </table:table-cell>
          <table:table-cell table:style-name="ce2" office:value-type="string" calcext:value-type="string">
            <text:p>TALLER ADMON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D-092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PLAN DE NEGOCIOS</text:p>
          </table:table-cell>
          <table:table-cell table:style-name="ce2" office:value-type="string" calcext:value-type="string">
            <text:p>PLAN DE NEG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B-104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MERCADOTECNIA ELECTRONICA</text:p>
          </table:table-cell>
          <table:table-cell table:style-name="ce2" office:value-type="string" calcext:value-type="string">
            <text:p>MERCA. ELEC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09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ELECTRICIDAD Y ELECTRONICA INDUSTRIAL</text:p>
          </table:table-cell>
          <table:table-cell table:style-name="ce2" office:value-type="string" calcext:value-type="string">
            <text:p>ELEC. Y ELEC. IND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2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PROPIEDAD DE LOS MATERIALES</text:p>
          </table:table-cell>
          <table:table-cell table:style-name="ce2" office:value-type="string" calcext:value-type="string">
            <text:p>PROP. DE LOS MA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R-101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INGENIERIA DE SISTEMAS</text:p>
          </table:table-cell>
          <table:table-cell table:style-name="ce2" office:value-type="string" calcext:value-type="string">
            <text:p>ING. DE SIS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5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PROBABILIDAD Y ESTADISTICA</text:p>
          </table:table-cell>
          <table:table-cell table:style-name="ce2" office:value-type="string" calcext:value-type="string">
            <text:p>PROB. Y ES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Q-100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ANALISIS DE LA REALIDAD NACIONAL</text:p>
          </table:table-cell>
          <table:table-cell table:style-name="ce2" office:value-type="string" calcext:value-type="string">
            <text:p>ANAL. DE LA REAL. NAC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3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TALLER DE LIDERAZGO</text:p>
          </table:table-cell>
          <table:table-cell table:style-name="ce2" office:value-type="string" calcext:value-type="string">
            <text:p>TALL. DE LID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METROLOGIA Y NORMALIZACION</text:p>
          </table:table-cell>
          <table:table-cell table:style-name="ce2" office:value-type="string" calcext:value-type="string">
            <text:p>MET. Y NORMAL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F-090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CALCULO VECTORIAL</text:p>
          </table:table-cell>
          <table:table-cell table:style-name="ce2" office:value-type="string" calcext:value-type="string">
            <text:p>CALC. VEC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1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ECONOMIA</text:p>
          </table:table-cell>
          <table:table-cell table:style-name="ce2" office:value-type="string" calcext:value-type="string">
            <text:p>ECONOMÍ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F-102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ESTADISTICA INFERENCIAL I</text:p>
          </table:table-cell>
          <table:table-cell table:style-name="ce2" office:value-type="string" calcext:value-type="string">
            <text:p>EST. INF. 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J-101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ESTUDIO DEL TRABAJO I</text:p>
          </table:table-cell>
          <table:table-cell table:style-name="ce2" office:value-type="string" calcext:value-type="string">
            <text:p>EST. DEL TRAB. 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2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PROCESOS DE FABRICACION</text:p>
          </table:table-cell>
          <table:table-cell table:style-name="ce2" office:value-type="string" calcext:value-type="string">
            <text:p>PROC. DE FAB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1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FISICA</text:p>
          </table:table-cell>
          <table:table-cell table:style-name="ce2" office:value-type="string" calcext:value-type="string">
            <text:p>FÍSIC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0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ALGORITMOS Y LENGUAJES DE PROGRAMACION</text:p>
          </table:table-cell>
          <table:table-cell table:style-name="ce2" office:value-type="string" calcext:value-type="string">
            <text:p>ALG. Y LENG. DE PROG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1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INVESTIGACION DE OPERACIONES I</text:p>
          </table:table-cell>
          <table:table-cell table:style-name="ce2" office:value-type="string" calcext:value-type="string">
            <text:p>INV. DE OPER. 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F-102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ESTADISTICA INFERENCIAL II</text:p>
          </table:table-cell>
          <table:table-cell table:style-name="ce2" office:value-type="string" calcext:value-type="string">
            <text:p>EST. INF.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J-101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ESTUDIO DEL TRABAJO II</text:p>
          </table:table-cell>
          <table:table-cell table:style-name="ce2" office:value-type="string" calcext:value-type="string">
            <text:p>EST. DEL TRAB.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F-101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HIGIENE Y SEGURIDAD INDUSTRIAL</text:p>
          </table:table-cell>
          <table:table-cell table:style-name="ce2" office:value-type="string" calcext:value-type="string">
            <text:p>HIG. Y SEG. IND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R-100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ADMINISTRACION DE PROYECTOS</text:p>
          </table:table-cell>
          <table:table-cell table:style-name="ce2" office:value-type="string" calcext:value-type="string">
            <text:p>ADM. DE PROYECTOS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39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GESTION DE COSTOS</text:p>
          </table:table-cell>
          <table:table-cell table:style-name="ce2" office:value-type="string" calcext:value-type="string">
            <text:p>GEST. DE COSTOS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0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ADMINISTRACION DE LAS OPERACIONES I</text:p>
          </table:table-cell>
          <table:table-cell table:style-name="ce2" office:value-type="string" calcext:value-type="string">
            <text:p>ADM. DE LAS OPER. 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19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INVESTIGACION DE OPERACIONES II</text:p>
          </table:table-cell>
          <table:table-cell table:style-name="ce2" office:value-type="string" calcext:value-type="string">
            <text:p>INV. DE OPER.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F-100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CONTROL ESTADISTICO DE LA CALIDAD</text:p>
          </table:table-cell>
          <table:table-cell table:style-name="ce2" office:value-type="string" calcext:value-type="string">
            <text:p>CONT. EST. DE LA CAL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F-101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ERGONOMIA</text:p>
          </table:table-cell>
          <table:table-cell table:style-name="ce2" office:value-type="string" calcext:value-type="string">
            <text:p>ERGONOMÍ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3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INGENIERIA ECONOMICA</text:p>
          </table:table-cell>
          <table:table-cell table:style-name="ce2" office:value-type="string" calcext:value-type="string">
            <text:p>ING. ECONÓMIC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0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ADMINISTRACION DE LAS OPERACIONES II</text:p>
          </table:table-cell>
          <table:table-cell table:style-name="ce2" office:value-type="string" calcext:value-type="string">
            <text:p>ADM. DE LAS OPER. II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2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SIMULACION</text:p>
          </table:table-cell>
          <table:table-cell table:style-name="ce2" office:value-type="string" calcext:value-type="string">
            <text:p>SIMULACIÓN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0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ADMINISTRACION DEL MANTENIMIENTO</text:p>
          </table:table-cell>
          <table:table-cell table:style-name="ce2" office:value-type="string" calcext:value-type="string">
            <text:p>ADM. DEL MANTO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044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number-columns-repeated="2" table:style-name="ce2" office:value-type="string" calcext:value-type="string">
            <text:p>MERCADOTECNI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2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PLANEACION FINANCIERA</text:p>
          </table:table-cell>
          <table:table-cell table:style-name="ce2" office:value-type="string" calcext:value-type="string">
            <text:p>PLAN. FINANC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2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PLANEACION Y DISEÑO DE <text:s/>INSTALACIONES</text:p>
          </table:table-cell>
          <table:table-cell table:style-name="ce2" office:value-type="string" calcext:value-type="string">
            <text:p>PLAN. Y DIS. DE INS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F-102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SISTEMA DE MANUFACTURA</text:p>
          </table:table-cell>
          <table:table-cell table:style-name="ce2" office:value-type="string" calcext:value-type="string">
            <text:p>SIST. DE MANUF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H-102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LOGISTICA Y CADENAS DE SUMINISTRO</text:p>
          </table:table-cell>
          <table:table-cell table:style-name="ce2" office:value-type="string" calcext:value-type="string">
            <text:p>LOG. Y CAD. DE SUM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1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GESTION DE LOS SISTEMAS DE CALIDAD</text:p>
          </table:table-cell>
          <table:table-cell table:style-name="ce2" office:value-type="string" calcext:value-type="string">
            <text:p>GEST. DE LOS SIST. DE CAL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03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FORMULACION Y EVALUACION DE PROYECTOS</text:p>
          </table:table-cell>
          <table:table-cell table:style-name="ce2" office:value-type="string" calcext:value-type="string">
            <text:p>FORM. Y EVAL. DE PROY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C-102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RELACIONES INDUSTRIALES</text:p>
          </table:table-cell>
          <table:table-cell table:style-name="ce2" office:value-type="string" calcext:value-type="string">
            <text:p>REL. INDUSTRIALES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PC-210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PRODUCTIVIDAD HUMANA</text:p>
          </table:table-cell>
          <table:table-cell table:style-name="ce2" office:value-type="string" calcext:value-type="string">
            <text:p>PROD. HUM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2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PROGRAMACION ORIENTADA A OBJETOS</text:p>
          </table:table-cell>
          <table:table-cell table:style-name="ce2" office:value-type="string" calcext:value-type="string">
            <text:p>PROG. ORIENT. A OBJ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0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CONTABILIDAD FINANCIERA</text:p>
          </table:table-cell>
          <table:table-cell table:style-name="ce2" office:value-type="string" calcext:value-type="string">
            <text:p>CONT. FIN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58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QUIMICA</text:p>
          </table:table-cell>
          <table:table-cell table:style-name="ce2" office:value-type="string" calcext:value-type="string">
            <text:p>QUÍMICA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F-1052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PROBABILIDAD Y ESTADISTICA</text:p>
          </table:table-cell>
          <table:table-cell table:style-name="ce2" office:value-type="string" calcext:value-type="string">
            <text:p>PROB. Y EST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D-102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ESTRUCTURA DE DATOS</text:p>
          </table:table-cell>
          <table:table-cell table:style-name="ce2" office:value-type="string" calcext:value-type="string">
            <text:p>EST. DE DATOS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SCC-100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string" calcext:value-type="string">
            <text:p>CULTURA EMPRESARIAL</text:p>
          </table:table-cell>
          <table:table-cell table:style-name="ce2" office:value-type="string" calcext:value-type="string">
            <text:p>CULT. EMP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SCC-101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6" calcext:value-type="float">
            <text:p>100006</text:p>
          </table:table-cell>
          <table:table-cell table:style-name="ce2" office:value-type="string" calcext:value-type="string">
            <text:p>INVESTIGACIÓN DE OPERACIONES</text:p>
          </table:table-cell>
          <table:table-cell table:style-name="ce2" office:value-type="string" calcext:value-type="string">
            <text:p>INV. DE OPER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EC-106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SISTEMAS OPERATIVOS</text:p>
          </table:table-cell>
          <table:table-cell table:style-name="ce2" office:value-type="string" calcext:value-type="string">
            <text:p>SIST. OPER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SCF-1006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FÍSICA GENERAL</text:p>
          </table:table-cell>
          <table:table-cell table:style-name="ce2" office:value-type="string" calcext:value-type="string">
            <text:p>FÍSICA GRAL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CF-090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2" calcext:value-type="float">
            <text:p>100002</text:p>
          </table:table-cell>
          <table:table-cell table:style-name="ce2" office:value-type="string" calcext:value-type="string">
            <text:p>ECUACIONES DIFERENCIALES</text:p>
          </table:table-cell>
          <table:table-cell table:style-name="ce2" office:value-type="string" calcext:value-type="string">
            <text:p>ECUAC. DIF.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SCC-1017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4" calcext:value-type="float">
            <text:p>100004</text:p>
          </table:table-cell>
          <table:table-cell table:style-name="ce2" office:value-type="string" calcext:value-type="string">
            <text:p>MÉTODOS NUMÉRICOS</text:p>
          </table:table-cell>
          <table:table-cell table:style-name="ce2" office:value-type="string" calcext:value-type="string">
            <text:p>MET. NUM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2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TÓPICOS AVANZADOS DE PROGRAMACIÓN</text:p>
          </table:table-cell>
          <table:table-cell office:value-type="string" calcext:value-type="string">
            <text:p>TOP. AVAN. DE PRO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3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FUNDAMENTOS DE BASE DE DATOS</text:p>
          </table:table-cell>
          <table:table-cell office:value-type="string" calcext:value-type="string">
            <text:p>FUND. DE BASE DE DA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A-102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TALLER DE SISTEMAS OPERATIVOS</text:p>
          </table:table-cell>
          <table:table-cell office:value-type="string" calcext:value-type="string">
            <text:p>TALL. DE SIST. OPER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PRINCIPIOS ELÉCTRICOS Y APLICACIONES DIGITALES</text:p>
          </table:table-cell>
          <table:table-cell office:value-type="string" calcext:value-type="string">
            <text:p>PRINC. ELEC. Y APLIC.L DI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-103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FUNDAMENTOS DE TELECOMUNICACIONES</text:p>
          </table:table-cell>
          <table:table-cell office:value-type="string" calcext:value-type="string">
            <text:p>FUND. DE TELECOM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A-10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TALLER DE BASE DE DATOS</text:p>
          </table:table-cell>
          <table:table-cell office:value-type="string" calcext:value-type="string">
            <text:p>TALL.DE BASE DE DA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table:number-columns-repeated="2" office:value-type="string" calcext:value-type="string">
            <text:p>SIMULACIÓ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C-100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FUNDAMENTOS DE INGENIERÍA DE SOFTWARE</text:p>
          </table:table-cell>
          <table:table-cell office:value-type="string" calcext:value-type="string">
            <text:p>FUND. DE ING. DE SOFTWAR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ARQUITECTURA DE COMPUTADORAS</text:p>
          </table:table-cell>
          <table:table-cell office:value-type="string" calcext:value-type="string">
            <text:p>ARQ. DE COMP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LENGUAJES Y AUTÓMATAS I</text:p>
          </table:table-cell>
          <table:table-cell office:value-type="string" calcext:value-type="string">
            <text:p>LENG. Y AUT. 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REDES DE COMPUTADORA</text:p>
          </table:table-cell>
          <table:table-cell office:value-type="string" calcext:value-type="string">
            <text:p>REDES DE COMP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B-10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ADMINISTRACIÓN DE BASE DE DATOS</text:p>
          </table:table-cell>
          <table:table-cell office:value-type="string" calcext:value-type="string">
            <text:p>ADM. DE BASE DE DATO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C-101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table:number-columns-repeated="2" office:value-type="string" calcext:value-type="string">
            <text:p>GRAFICACIÓ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INGENIERIA DE SOFTWARE</text:p>
          </table:table-cell>
          <table:table-cell office:value-type="string" calcext:value-type="string">
            <text:p>ING. DE SOTFWAR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C-10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LENGUAJES DE INTERFAZ</text:p>
          </table:table-cell>
          <table:table-cell office:value-type="string" calcext:value-type="string">
            <text:p>LENG. DE IN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LENGUAJES Y AUTÓMATAS II</text:p>
          </table:table-cell>
          <table:table-cell office:value-type="string" calcext:value-type="string">
            <text:p>LENG. Y AUT. 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D-10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CONMUTACIÓN Y ENRUTAMIENTO DE REDES DE DATOS</text:p>
          </table:table-cell>
          <table:table-cell office:value-type="string" calcext:value-type="string">
            <text:p>CONM. Y ENRUT. DE REDES DE DATO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G-100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GESTIÓN DE PROYECTOS DE SOFTWARE</text:p>
          </table:table-cell>
          <table:table-cell office:value-type="string" calcext:value-type="string">
            <text:p>GEST. DE PROY. DE SOFTWAR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C-10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SISTEMAS PROGRAMABLES</text:p>
          </table:table-cell>
          <table:table-cell office:value-type="string" calcext:value-type="string">
            <text:p>SIST. PROGRAMABL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C-10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PROGRAMACIÓN LÓGICA Y FUNCIONAL</text:p>
          </table:table-cell>
          <table:table-cell office:value-type="string" calcext:value-type="string">
            <text:p>PROG. LOG. Y FUNC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A-10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ADMINISTRACIÓN DE REDES</text:p>
          </table:table-cell>
          <table:table-cell office:value-type="string" calcext:value-type="string">
            <text:p>ADMON. DE RED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B-105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PROGRAMACIÓN WEB</text:p>
          </table:table-cell>
          <table:table-cell office:value-type="string" calcext:value-type="string">
            <text:p>PROG. WEB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C-10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INTELIGENCIA ARTIFICIAL</text:p>
          </table:table-cell>
          <table:table-cell office:value-type="string" calcext:value-type="string">
            <text:p>INT. ARTIFI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F-09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2" calcext:value-type="float">
            <text:p>100002</text:p>
          </table:table-cell>
          <table:table-cell office:value-type="string" calcext:value-type="string">
            <text:p>CÁLCULO DIFERENCIAL</text:p>
          </table:table-cell>
          <table:table-cell office:value-type="string" calcext:value-type="string">
            <text:p>CALC. DI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T-I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table:number-columns-repeated="2" office:value-type="string" calcext:value-type="string">
            <text:p>TUTORIAS 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T-II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table:number-columns-repeated="2" office:value-type="string" calcext:value-type="string">
            <text:p>TUTORIAS 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NH-11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TALLER DE RELACIONES PUBLICAS</text:p>
          </table:table-cell>
          <table:table-cell office:value-type="string" calcext:value-type="string">
            <text:p>TALLER REL. PUB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NM-11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LA TECNOLOGÍA Y SU ENTORNO</text:p>
          </table:table-cell>
          <table:table-cell office:value-type="string" calcext:value-type="string">
            <text:p>TEC. Y SU EN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NM-11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DESARROLLO DE NUEVOS PRODUCTOS</text:p>
          </table:table-cell>
          <table:table-cell office:value-type="string" calcext:value-type="string">
            <text:p>DESARR. NVOS. PRO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NM-11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DECISIONES MERCADOLOGICAS</text:p>
          </table:table-cell>
          <table:table-cell office:value-type="string" calcext:value-type="string">
            <text:p>DECIS. MERCA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NQ-110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TALLER DE DESTREZAS DIRECTIVAS</text:p>
          </table:table-cell>
          <table:table-cell office:value-type="string" calcext:value-type="string">
            <text:p>TALLER DEST. DIREC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ND-11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TRAMITES LEGALES Y GESTION DEL FINANCIAMIENTO</text:p>
          </table:table-cell>
          <table:table-cell office:value-type="string" calcext:value-type="string">
            <text:p>TRAM. LEG. Y GEST. DEL FIN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F-21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INGENIERÍA DE CALIDAD</text:p>
          </table:table-cell>
          <table:table-cell office:value-type="string" calcext:value-type="string">
            <text:p>ING. CALIDA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F-21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GESTIÓN DE LOS SISTEMAS DE CALIDAD APLICADOS</text:p>
          </table:table-cell>
          <table:table-cell office:value-type="string" calcext:value-type="string">
            <text:p>GEST. SIS. CAL. AP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J-21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TEMAS SELECTOS DE INGENIERÍA INDUSTRIAL</text:p>
          </table:table-cell>
          <table:table-cell office:value-type="string" calcext:value-type="string">
            <text:p>TEMAS SEL. I.I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F-210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MEDICIÓN Y MEJORAMIENTO DE LA PRODUCTIVIDAD</text:p>
          </table:table-cell>
          <table:table-cell office:value-type="string" calcext:value-type="string">
            <text:p>MED. Y MEJ. PRODUC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M-21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PRODUCTIVIDAD APLICADA</text:p>
          </table:table-cell>
          <table:table-cell office:value-type="string" calcext:value-type="string">
            <text:p>PRODUC. APLI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DM-21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PROGRAMACION DE BASE DE DATOS</text:p>
          </table:table-cell>
          <table:table-cell office:value-type="string" calcext:value-type="string">
            <text:p>PROG. B.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DH-21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ADMINISTRACION DE SERVIDORES</text:p>
          </table:table-cell>
          <table:table-cell office:value-type="string" calcext:value-type="string">
            <text:p>ADMON. SERV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DM-21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SISTEMAS GESTORES DE BASE DE DATOS</text:p>
          </table:table-cell>
          <table:table-cell office:value-type="string" calcext:value-type="string">
            <text:p>SIST. GEST. B.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DM-21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BASE DE DATOS PARA DISPOSITIVOS MOVILES</text:p>
          </table:table-cell>
          <table:table-cell office:value-type="string" calcext:value-type="string">
            <text:p>B.D. DISP. MOV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5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QUIM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Q-10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TALLER DE ELEMENTOS DE MECANICA DE SOLIDOS</text:p>
          </table:table-cell>
          <table:table-cell office:value-type="string" calcext:value-type="string">
            <text:p>TALL. MEC. SO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BIO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Q-106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TECNOLOGIAS DE LA INFORMACION Y LAS COMUNICACIONES</text:p>
          </table:table-cell>
          <table:table-cell office:value-type="string" calcext:value-type="string">
            <text:p>TEC. INF. Y COMUNIC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QUIMICA ANALITICA</text:p>
          </table:table-cell>
          <table:table-cell office:value-type="string" calcext:value-type="string">
            <text:p>QUIM. ANA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EDAFOLOGIA</text:p>
          </table:table-cell>
          <table:table-cell office:value-type="string" calcext:value-type="string">
            <text:p>EDAF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0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ELEMENTOS DE TERMODINAMICA</text:p>
          </table:table-cell>
          <table:table-cell office:value-type="string" calcext:value-type="string">
            <text:p>ELEM. TERMODIN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BOTANICA APLICADA</text:p>
          </table:table-cell>
          <table:table-cell office:value-type="string" calcext:value-type="string">
            <text:p>BOT. APLI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ESTADISTICA</text:p>
          </table:table-cell>
          <table:table-cell office:value-type="string" calcext:value-type="string">
            <text:p>ESTA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ECOLOGIA</text:p>
          </table:table-cell>
          <table:table-cell office:value-type="string" calcext:value-type="string">
            <text:p>ECO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Q-100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DISEÑO AGRICOLA ASISTIDO POR COMPUTADORA</text:p>
          </table:table-cell>
          <table:table-cell office:value-type="string" calcext:value-type="string">
            <text:p>DIS. AGRI. ASIS. COMP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D-10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BIOQUIMICA</text:p>
          </table:table-cell>
          <table:table-cell office:value-type="string" calcext:value-type="string">
            <text:p>BIOQUIM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PRINCIPIOS DE ELECTROMECANICA</text:p>
          </table:table-cell>
          <table:table-cell office:value-type="string" calcext:value-type="string">
            <text:p>PRINC. ELECTROMEC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M-106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TOPO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METODOS ESTADISTICOS</text:p>
          </table:table-cell>
          <table:table-cell office:value-type="string" calcext:value-type="string">
            <text:p>MET. ESTA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3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HIDRAULICA</text:p>
          </table:table-cell>
          <table:table-cell office:value-type="string" calcext:value-type="string">
            <text:p>HIDRAU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AGROCLIMATOLOGIA</text:p>
          </table:table-cell>
          <table:table-cell office:value-type="string" calcext:value-type="string">
            <text:p>AGROCLIM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DISEÑOS EXPERIMENTALES</text:p>
          </table:table-cell>
          <table:table-cell office:value-type="string" calcext:value-type="string">
            <text:p>DIS. EXPERIM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FISIOLOGIA VEGETAL</text:p>
          </table:table-cell>
          <table:table-cell office:value-type="string" calcext:value-type="string">
            <text:p>FISIO. VE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4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MICROBIOLOGIA</text:p>
          </table:table-cell>
          <table:table-cell office:value-type="string" calcext:value-type="string">
            <text:p>MICROBIO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C-10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BASE DE DATOS Y SISTEMAS DE INFORMACION GEOGRAFICA</text:p>
          </table:table-cell>
          <table:table-cell office:value-type="string" calcext:value-type="string">
            <text:p>B.D. Y SIST. INF. GEO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0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BIOLOGIA MOLECULAR</text:p>
          </table:table-cell>
          <table:table-cell office:value-type="string" calcext:value-type="string">
            <text:p>BIOL. MO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NUTRICION VEGETAL</text:p>
          </table:table-cell>
          <table:table-cell office:value-type="string" calcext:value-type="string">
            <text:p>NUTRI. VE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D-10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SISTEMAS DE PRODUCCION AGRICOLA</text:p>
          </table:table-cell>
          <table:table-cell office:value-type="string" calcext:value-type="string">
            <text:p>SIST. PROD. AGRI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D-10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ENTOMOLOGIA</text:p>
          </table:table-cell>
          <table:table-cell office:value-type="string" calcext:value-type="string">
            <text:p>ENTOMO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J-102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FITOPATOLOGIA</text:p>
          </table:table-cell>
          <table:table-cell office:value-type="string" calcext:value-type="string">
            <text:p>FITOPA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SISTEMAS DE RIEGO SUPERFICIAL</text:p>
          </table:table-cell>
          <table:table-cell office:value-type="string" calcext:value-type="string">
            <text:p>SIST. RIE. SUP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D-100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DESARROLLO COMUNITARIO</text:p>
          </table:table-cell>
          <table:table-cell office:value-type="string" calcext:value-type="string">
            <text:p>DESAR. COMUNI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SISTEMAS DE RIEGO PRESURIZADO</text:p>
          </table:table-cell>
          <table:table-cell office:value-type="string" calcext:value-type="string">
            <text:p>SIST. RIE. PR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D-10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AGROECOLOGIA</text:p>
          </table:table-cell>
          <table:table-cell office:value-type="string" calcext:value-type="string">
            <text:p>AGROECO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OLERICULTURA</text:p>
          </table:table-cell>
          <table:table-cell office:value-type="string" calcext:value-type="string">
            <text:p>OLERICUL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INTRODUCCION A LA AGRICULTURA PROTEGIDA</text:p>
          </table:table-cell>
          <table:table-cell office:value-type="string" calcext:value-type="string">
            <text:p>INT. AGRI. PRO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D-10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AGRONEGOCIOS I</text:p>
          </table:table-cell>
          <table:table-cell office:value-type="string" calcext:value-type="string">
            <text:p>AGRONEG. 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C-101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INOCUIDAD ALIMENTARIA Y BIOSEGURIDAD</text:p>
          </table:table-cell>
          <table:table-cell office:value-type="string" calcext:value-type="string">
            <text:p>INOC. ALIM. Y BIOSE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F-10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FERTIRRIGACION</text:p>
          </table:table-cell>
          <table:table-cell office:value-type="string" calcext:value-type="string">
            <text:p>FERTIRRI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SD-10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AGRONEGOCIOS II</text:p>
          </table:table-cell>
          <table:table-cell office:value-type="string" calcext:value-type="string">
            <text:p>AGRONEG. 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EX-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ADMINISTRACION DE LA SALUD OCUPACIONAL</text:p>
          </table:table-cell>
          <table:table-cell office:value-type="string" calcext:value-type="string">
            <text:p>ADM. SALUD OCU.(ACT COM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CEX-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HIGIENE Y SEGURIDAD INDUSTRIAL</text:p>
          </table:table-cell>
          <table:table-cell office:value-type="string" calcext:value-type="string">
            <text:p>HIGIENE SEG IND (ACT COM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GEEX-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PREVENCION DE RIESGOS LABORALES</text:p>
          </table:table-cell>
          <table:table-cell office:value-type="string" calcext:value-type="string">
            <text:p>PREV. RIESG. LAB. (ACT COM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IASEX-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HIGIENE Y SEGURIDAD INDUSTRIAL</text:p>
          </table:table-cell>
          <table:table-cell office:value-type="string" calcext:value-type="string">
            <text:p>HIGIENE SEG. IND. (ACT COM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F-21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PRODUCCION INTENSIVA DE CAÑA DE AZUCAR</text:p>
          </table:table-cell>
          <table:table-cell office:value-type="string" calcext:value-type="string">
            <text:p>PROD. CAÑ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-00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2" calcext:value-type="float">
            <text:p>100002</text:p>
          </table:table-cell>
          <table:table-cell office:value-type="string" calcext:value-type="string">
            <text:p>TRIGONOMETRIA</text:p>
          </table:table-cell>
          <table:table-cell office:value-type="string" calcext:value-type="string">
            <text:p>TRIGON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F-21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TECNICAS DE PROPAGACION VEGETAL</text:p>
          </table:table-cell>
          <table:table-cell office:value-type="string" calcext:value-type="string">
            <text:p>PROP. VE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F-21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CONSERVACIÓN DE SUELOS Y AGUAS</text:p>
          </table:table-cell>
          <table:table-cell office:value-type="string" calcext:value-type="string">
            <text:p>CONS. SUEL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F-21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SISTEMAS DE PRODUCCIÓN ORGÁNICA</text:p>
          </table:table-cell>
          <table:table-cell office:value-type="string" calcext:value-type="string">
            <text:p>PROD. ORGANIC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F-210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MANEJO INTEGRADO DE PLAGAS Y ENFERMEDADES</text:p>
          </table:table-cell>
          <table:table-cell office:value-type="string" calcext:value-type="string">
            <text:p>MAN. PLAGAS Y ENF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F-21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CONSTITUCION LEGAL DE LOS NEGOCIOS</text:p>
          </table:table-cell>
          <table:table-cell office:value-type="string" calcext:value-type="string">
            <text:p>CONST. LEGAL NE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F-21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DIRECCION ESTRATEGICA DE LA DISTRIBUCION</text:p>
          </table:table-cell>
          <table:table-cell office:value-type="string" calcext:value-type="string">
            <text:p>DIR. ESTRA. DISTRI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G-21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METODOLOGIAS PARA LA SOLUCION DE PROBLEMAS</text:p>
          </table:table-cell>
          <table:table-cell office:value-type="string" calcext:value-type="string">
            <text:p>MET. SOL. PROB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C-21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TALLER DE HERRAMIENTAS DIRECTIVAS</text:p>
          </table:table-cell>
          <table:table-cell office:value-type="string" calcext:value-type="string">
            <text:p>TALLER HERR. DIR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F-170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SERVICIO AL CLIENTE</text:p>
          </table:table-cell>
          <table:table-cell office:value-type="string" calcext:value-type="string">
            <text:p>SERV. AL CLIEN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F-210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DESARROLLO ORGANIZACIONAL</text:p>
          </table:table-cell>
          <table:table-cell office:value-type="string" calcext:value-type="string">
            <text:p>DESARR. OR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6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QUIMICA INORGANICA</text:p>
          </table:table-cell>
          <table:table-cell office:value-type="string" calcext:value-type="string">
            <text:p>QUIM. INORGANIC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C-10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PROGRAMACION</text:p>
          </table:table-cell>
          <table:table-cell office:value-type="string" calcext:value-type="string">
            <text:p>PRO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O-10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DIBUJO ASISTIDO POR COMPUTADORA</text:p>
          </table:table-cell>
          <table:table-cell office:value-type="string" calcext:value-type="string">
            <text:p>DIB. ASIS. POR COMP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4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MECANICA CLASICA</text:p>
          </table:table-cell>
          <table:table-cell office:value-type="string" calcext:value-type="string">
            <text:p>MEC. CLAS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QUIMICA ORGANICA I</text:p>
          </table:table-cell>
          <table:table-cell office:value-type="string" calcext:value-type="string">
            <text:p>QUIM. ORGANICA 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6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TERMODINAMICA</text:p>
          </table:table-cell>
          <table:table-cell office:value-type="string" calcext:value-type="string">
            <text:p>TERMO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G-105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QUIMICA ANALITICA</text:p>
          </table:table-cell>
          <table:table-cell office:value-type="string" calcext:value-type="string">
            <text:p>QUIM. ANALITIC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ANALISIS DE DATOS EXPERIMENTALES</text:p>
          </table:table-cell>
          <table:table-cell office:value-type="string" calcext:value-type="string">
            <text:p>ANALISIS DAT. EXP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ELECTRICIDAD, MAGNETISMO Y OPTICA</text:p>
          </table:table-cell>
          <table:table-cell office:value-type="string" calcext:value-type="string">
            <text:p>ELEC., MAG. Y OP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2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QUIMICA ORGANICA II</text:p>
          </table:table-cell>
          <table:table-cell office:value-type="string" calcext:value-type="string">
            <text:p>QUIM. ORGANICA 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BALANCE DE MATERIA Y ENERGIA</text:p>
          </table:table-cell>
          <table:table-cell office:value-type="string" calcext:value-type="string">
            <text:p>BAL. DE MAT. Y ENER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GESTION DE LA CALIDAD</text:p>
          </table:table-cell>
          <table:table-cell office:value-type="string" calcext:value-type="string">
            <text:p>GEST. CAL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H-101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METODOS NUMERICOS</text:p>
          </table:table-cell>
          <table:table-cell office:value-type="string" calcext:value-type="string">
            <text:p>MET. NUM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1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MECANISMOS DE TRANSFERENCIA</text:p>
          </table:table-cell>
          <table:table-cell office:value-type="string" calcext:value-type="string">
            <text:p>MEC. DE TRANSF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0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INGENIERIA AMBIENTAL</text:p>
          </table:table-cell>
          <table:table-cell office:value-type="string" calcext:value-type="string">
            <text:p>ING. AMBIENT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FISICOQUIMICA I</text:p>
          </table:table-cell>
          <table:table-cell office:value-type="string" calcext:value-type="string">
            <text:p>FISICOQUIM. 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ANALISIS INSTRUMENTAL</text:p>
          </table:table-cell>
          <table:table-cell office:value-type="string" calcext:value-type="string">
            <text:p>ANALISIS INS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C-100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INGENIERIA DE COSTOS</text:p>
          </table:table-cell>
          <table:table-cell office:value-type="string" calcext:value-type="string">
            <text:p>ING. DE COSTO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J-10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BALANCE DE MOMENTO, CALOR Y MASA</text:p>
          </table:table-cell>
          <table:table-cell office:value-type="string" calcext:value-type="string">
            <text:p>BAL. DE MOM., CAL. Y MAS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1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PROCESOS DE SEPARACION I</text:p>
          </table:table-cell>
          <table:table-cell office:value-type="string" calcext:value-type="string">
            <text:p>PROC. DE SEPAR. 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0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FISICOQUIMICA II</text:p>
          </table:table-cell>
          <table:table-cell office:value-type="string" calcext:value-type="string">
            <text:p>FISICOQUIM. 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PROCESOS DE SEPARACION II</text:p>
          </table:table-cell>
          <table:table-cell office:value-type="string" calcext:value-type="string">
            <text:p>PROC. DE SEPAR. 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N-101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LABORATORIO INTEGRAL I</text:p>
          </table:table-cell>
          <table:table-cell office:value-type="string" calcext:value-type="string">
            <text:p>LAB. INT. 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2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REACTORES QUIMICOS</text:p>
          </table:table-cell>
          <table:table-cell office:value-type="string" calcext:value-type="string">
            <text:p>REACT. QUIM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O-10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TALLER DE ADMINISTRACION GERENCIAL</text:p>
          </table:table-cell>
          <table:table-cell office:value-type="string" calcext:value-type="string">
            <text:p>TALL. DE ADMON. GER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1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PROCESOS DE SEPARACION III</text:p>
          </table:table-cell>
          <table:table-cell office:value-type="string" calcext:value-type="string">
            <text:p>PROC. DE SEPAR. 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2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SINTESIS Y OPTIMIZACION DE PROCESOS</text:p>
          </table:table-cell>
          <table:table-cell office:value-type="string" calcext:value-type="string">
            <text:p>SINT. Y OPT. DE PROC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F-10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SALUD Y SEGURIDAD EN EL TRABAJO</text:p>
          </table:table-cell>
          <table:table-cell office:value-type="string" calcext:value-type="string">
            <text:p>SALUD Y SEG. EN EL TRAB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N-10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LABORATORIO INTEGRAL II</text:p>
          </table:table-cell>
          <table:table-cell office:value-type="string" calcext:value-type="string">
            <text:p>LAB. INT. 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N-10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LABORATORIO INTEGRAL III</text:p>
          </table:table-cell>
          <table:table-cell office:value-type="string" calcext:value-type="string">
            <text:p>LAB. INT. II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F-103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INSTRUMENTACION Y CONTROL</text:p>
          </table:table-cell>
          <table:table-cell office:value-type="string" calcext:value-type="string">
            <text:p>INST. Y CONTRO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M-100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INGENIERIA DE PROYECTOS</text:p>
          </table:table-cell>
          <table:table-cell office:value-type="string" calcext:value-type="string">
            <text:p>ING. DE PRO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QD-102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SIMULACION DE PROCESOS</text:p>
          </table:table-cell>
          <table:table-cell office:value-type="string" calcext:value-type="string">
            <text:p>SIMUL. DE PROC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D-21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PRACTICAS DE ADMINISTRACION DEL CAPITAL HUMANO</text:p>
          </table:table-cell>
          <table:table-cell office:value-type="string" calcext:value-type="string">
            <text:p>P.A.C.H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SD-210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PROGRAMACION NATIVA DE MOVILES</text:p>
          </table:table-cell>
          <table:table-cell office:value-type="string" calcext:value-type="string">
            <text:p>PROG. NAT. MOV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SD-21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PROGRAMACION WEB PARA MOVILES</text:p>
          </table:table-cell>
          <table:table-cell office:value-type="string" calcext:value-type="string">
            <text:p>PROG. WEB MOV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SD-21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MODELO COMPUTACIONAL DE PROCESOS DE NEGOCIOS</text:p>
          </table:table-cell>
          <table:table-cell office:value-type="string" calcext:value-type="string">
            <text:p>MOD. COMP. NE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SD-21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INTELIGENCIA DE NEGOCIOS</text:p>
          </table:table-cell>
          <table:table-cell office:value-type="string" calcext:value-type="string">
            <text:p>INTEL. NE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SD-210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ARQUITECTURA DE SOFTWARE</text:p>
          </table:table-cell>
          <table:table-cell office:value-type="string" calcext:value-type="string">
            <text:p>ARQ. SOFT.</text:p>
          </table:table-cell>
          <table:table-cell table:number-columns-repeated="58"/>
        </table:table-row>
        <table:table-row table:style-name="ro1" table:number-rows-repeated="104833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cel_BuiltIn__FilterDatabase" table:base-cell-address="$Hoja1.$A$1" table:cell-range-address="$Hoja1.$A$1:.$F$110"/>
        </table:named-expressions>
      </table:table>
      <table:named-expressions/>
      <table:database-ranges>
        <table:database-range table:name="__Anonymous_Sheet_DB__0" table:target-range-address="Hoja1.A1:Hoja1.F1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</number:number-style>
    <number:number-style style:name="N107">
      <number:text>-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</number:number-style>
    <number:number-style style:name="N109">
      <number:text>-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ctivado</number:text>
    </number:number-style>
    <number:number-style style:name="N125P1" style:volatile="true">
      <number:text>Activado</number:text>
    </number:number-style>
    <number:number-style style:name="N125">
      <number:text>Desactivado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bmaster</meta:initial-creator>
    <meta:creation-date>2013-05-18T01:10:35</meta:creation-date>
    <dc:creator>Perla Coral Villegas Almazán</dc:creator>
    <dc:date>2021-11-18T16:39:35</dc:date>
    <meta:document-statistic meta:table-count="1" meta:cell-count="1428" meta:object-count="0"/>
    <meta:generator>LibreOffice/7.2.5.2$Windows_X86_64 LibreOffice_project/499f9727c189e6ef3471021d6132d4c694f357e5</meta:generator>
  </office:meta>
</office:document-meta>
</file>